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1"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2"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4T07:58:05.792940761">2015-03-24</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78</meta:editing-cycles>
    <meta:generator>LibreOffice/4.2.7.2$Linux_X86_64 LibreOffice_project/420m0$Build-2</meta:generator>
    <dc:date>2015-03-24T07:58:05.649508312</dc:date>
    <meta:document-statistic meta:table-count="0" meta:image-count="2" meta:object-count="0" meta:page-count="6" meta:paragraph-count="23" meta:word-count="2235" meta:character-count="14257" meta:non-whitespace-character-count="12029"/>
  </office:meta>
</office:document-meta>
</file>